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36.34mm"/>
    </style:style>
    <style:style style:name="co11" style:family="table-column">
      <style:table-column-properties fo:break-before="auto" style:column-width="35.1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style:text-underline-style="none"/>
    </style:style>
    <style:style style:name="ce37" style:family="table-cell" style:parent-style-name="Default">
      <style:text-properties fo:color="#158466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1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  <table:table-cell office:value-type="string" calcext:value-type="string" table:number-columns-spanned="2" table:number-rows-spanned="1">
            <text:p>2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3"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Arts</text:p>
          </table:table-cell>
          <table:table-cell table:style-name="ce10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Art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LLC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10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J-orientation-mars" table:style-name="ta1">
        <table:table-column table:style-name="co1" table:default-cell-style-name="Default"/>
        <table:table-column table:style-name="co3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7"/>
        <table:table-column table:style-name="co11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mars-CPE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19"/>
          <table:table-cell table:style-name="ce21" office:value-type="string" calcext:value-type="string">
            <text:p>graphiste</text:p>
          </table:table-cell>
          <table:table-cell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 office:value-type="string" calcext:value-type="string">
            <text:p>B2B ?</text:p>
          </table:table-cell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sport</text:p>
          </table:table-cell>
          <table:table-cell office:value-type="string" calcext:value-type="string">
            <text:p>Techno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conseil2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3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 office:value-type="string" calcext:value-type="string">
            <text:p>BUT</text:p>
          </table:table-cell>
          <table:table-cell table:style-name="ce21" office:value-type="string" calcext:value-type="string">
            <text:p>armée</text:p>
          </table:table-cell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29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médecin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armée (de l’air)</text:p>
          </table:table-cell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Justice / management / développement durable</text:p>
          </table:table-cell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28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syc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chimie, physique, bio-info</text:p>
          </table:table-cell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 (B2B)</text:p>
          </table:table-cell>
          <table:table-cell table:style-name="ce19"/>
          <table:table-cell table:style-name="ce21" office:value-type="string" calcext:value-type="string">
            <text:p>Taxi ?</text:p>
          </table:table-cell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34" office:value-type="string" calcext:value-type="string">
            <text:p>STI2D Claveille</text:p>
          </table:table-cell>
          <table:table-cell table:style-name="ce19"/>
          <table:table-cell table:style-name="ce21" office:value-type="string" calcext:value-type="string">
            <text:p><text:span text:style-name="T1">graphiste</text:span> architecture / dessin industriel</text:p>
          </table:table-cell>
          <table:table-cell table:style-name="ce37"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28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commerc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 office:value-type="string" calcext:value-type="string">
            <text:p>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courtier (immobilier)</text:p>
          </table:table-cell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28" office:value-type="string" calcext:value-type="string">
            <text:p>STMG (1)</text:p>
          </table:table-cell>
          <table:table-cell table:style-name="ce19"/>
          <table:table-cell table:style-name="ce21" office:value-type="string" calcext:value-type="string">
            <text:p>Droit / immobilier</text:p>
          </table:table-cell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35" office:value-type="string" calcext:value-type="string">
            <text:p>STMG (B2B)</text:p>
          </table:table-cell>
          <table:table-cell table:style-name="ce19"/>
          <table:table-cell table:style-name="ce21" office:value-type="string" calcext:value-type="string">
            <text:p>police</text:p>
          </table:table-cell>
          <table:table-cell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35" office:value-type="string" calcext:value-type="string">
            <text:p>techno : ST2S</text:p>
          </table:table-cell>
          <table:table-cell table:style-name="ce19"/>
          <table:table-cell table:style-name="ce21" office:value-type="string" calcext:value-type="string">
            <text:p>coach sportif</text:p>
          </table:table-cell>
          <table:table-cell/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 / 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36" office:value-type="string" calcext:value-type="string">
            <text:p>Avocat / commerce international</text:p>
          </table:table-cell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9:47:17.895026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7T21:22:57.903707043</dc:date>
    <meta:editing-duration>PT15H50M57S</meta:editing-duration>
    <meta:editing-cycles>24</meta:editing-cycles>
    <meta:generator>LibreOffice/6.1.5.2$Linux_X86_64 LibreOffice_project/10$Build-2</meta:generator>
    <meta:document-statistic meta:table-count="5" meta:cell-count="867" meta:object-count="0"/>
  </office:meta>
</office:document-meta>
</file>